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erif" svg:font-family="serif"/>
  </office:font-face-decls>
  <office:automatic-styles>
    <style:style style:name="P1" style:family="paragraph" style:parent-style-name="Standard">
      <style:paragraph-properties style:writing-mode="lr-tb"/>
      <style:text-properties style:font-name="serif" officeooo:paragraph-rsid="001b7a21"/>
    </style:style>
    <style:style style:name="P2" style:family="paragraph" style:parent-style-name="Standard">
      <style:paragraph-properties fo:text-align="justify" style:justify-single-word="false" style:writing-mode="lr-tb"/>
      <style:text-properties fo:font-size="10pt" officeooo:paragraph-rsid="001b7a21" style:font-size-asian="10pt" style:font-size-complex="10pt"/>
    </style:style>
    <style:style style:name="P3" style:family="paragraph" style:parent-style-name="Standard">
      <style:paragraph-properties fo:text-align="justify" style:justify-single-word="false" style:writing-mode="lr-tb"/>
      <style:text-properties fo:font-size="10pt" style:font-size-asian="10pt" style:font-size-complex="10pt"/>
    </style:style>
    <style:style style:name="P4" style:family="paragraph" style:parent-style-name="Standard">
      <style:paragraph-properties fo:text-align="justify" style:justify-single-word="false" style:writing-mode="lr-tb"/>
      <style:text-properties fo:font-size="10pt" officeooo:paragraph-rsid="001ca703" style:font-size-asian="10pt" style:font-size-complex="10pt"/>
    </style:style>
    <style:style style:name="P5" style:family="paragraph" style:parent-style-name="Standard">
      <style:paragraph-properties fo:text-align="justify" style:justify-single-word="false" style:writing-mode="lr-tb"/>
      <style:text-properties fo:font-size="10pt" fo:font-weight="normal" officeooo:rsid="001d6dd9" officeooo:paragraph-rsid="001d6dd9" style:font-size-asian="10pt" style:font-weight-asian="normal" style:font-size-complex="10pt" style:font-weight-complex="normal"/>
    </style:style>
    <style:style style:name="P6" style:family="paragraph" style:parent-style-name="Standard">
      <style:paragraph-properties fo:margin-left="0cm" fo:margin-right="0cm" fo:text-align="justify" style:justify-single-word="false" fo:text-indent="0cm" style:auto-text-indent="false" style:writing-mode="lr-tb"/>
      <style:text-properties officeooo:paragraph-rsid="001ca703"/>
    </style:style>
    <style:style style:name="P7" style:family="paragraph" style:parent-style-name="Standard">
      <style:paragraph-properties fo:text-align="center" style:justify-single-word="false" style:writing-mode="lr-tb"/>
      <style:text-properties style:font-name="serif" fo:font-size="10pt" fo:font-weight="bold" officeooo:rsid="001d6dd9" officeooo:paragraph-rsid="001d6dd9"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officeooo:rsid="001b68ee" officeooo:paragraph-rsid="001b68ee" style:font-size-asian="10pt" style:font-size-complex="10pt"/>
    </style:style>
    <style:style style:name="P9" style:family="paragraph" style:parent-style-name="Standard" style:list-style-name="L1">
      <style:paragraph-properties fo:text-align="justify" style:justify-single-word="false" style:writing-mode="lr-tb"/>
      <style:text-properties officeooo:paragraph-rsid="001b7a21"/>
    </style:style>
    <style:style style:name="P10" style:family="paragraph" style:parent-style-name="Standard" style:list-style-name="L2">
      <style:paragraph-properties fo:text-align="justify" style:justify-single-word="false" style:writing-mode="lr-tb"/>
      <style:text-properties officeooo:paragraph-rsid="001ca703"/>
    </style:style>
    <style:style style:name="P11" style:family="paragraph" style:parent-style-name="Standard" style:list-style-name="L1">
      <style:paragraph-properties fo:text-align="justify" style:justify-single-word="false" style:writing-mode="lr-tb"/>
      <style:text-properties style:font-name="Liberation Serif" fo:font-size="10pt" officeooo:rsid="001b7a21" officeooo:paragraph-rsid="001ca703" style:font-size-asian="10pt" style:font-size-complex="10pt"/>
    </style:style>
    <style:style style:name="T1" style:family="text">
      <style:text-properties style:font-name="serif"/>
    </style:style>
    <style:style style:name="T2" style:family="text">
      <style:text-properties style:font-name="serif" fo:font-weight="bold" style:font-weight-asian="bold" style:font-weight-complex="bold"/>
    </style:style>
    <style:style style:name="T3" style:family="text">
      <style:text-properties style:font-name="serif" officeooo:rsid="001b7a21"/>
    </style:style>
    <style:style style:name="T4" style:family="text">
      <style:text-properties style:font-name="serif" fo:font-weight="normal" style:font-weight-asian="normal" style:font-weight-complex="normal"/>
    </style:style>
    <style:style style:name="T5" style:family="text">
      <style:text-properties style:font-name="serif" style:text-underline-style="solid" style:text-underline-width="auto" style:text-underline-color="font-color"/>
    </style:style>
    <style:style style:name="T6" style:family="text">
      <style:text-properties style:font-name="serif" fo:font-size="10pt" style:font-size-asian="10pt" style:font-size-complex="10pt"/>
    </style:style>
    <style:style style:name="T7" style:family="text">
      <style:text-properties style:font-name="serif" fo:font-size="10pt" fo:font-weight="bold" style:font-size-asian="10pt" style:font-weight-asian="bold" style:font-size-complex="10pt" style:font-weight-complex="bold"/>
    </style:style>
    <style:style style:name="T8" style:family="text">
      <style:text-properties style:font-name="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font-name="Liberation Serif" fo:font-size="10pt" fo:font-style="italic" style:text-underline-style="solid" style:text-underline-width="auto" style:text-underline-color="font-color" fo:font-weight="bold" officeooo:rsid="001b7a21" style:font-size-asian="10pt" style:font-style-asian="italic" style:font-weight-asian="bold" style:font-size-complex="10pt" style:font-style-complex="italic" style:font-weight-complex="bold"/>
    </style:style>
    <style:style style:name="T12" style:family="text">
      <style:text-properties style:font-name="Liberation Serif" fo:font-size="10pt" fo:font-style="italic" style:text-underline-style="solid" style:text-underline-width="auto" style:text-underline-color="font-color" fo:font-weight="bold" officeooo:rsid="001ca703" style:font-size-asian="10pt" style:font-style-asian="italic" style:font-weight-asian="bold" style:font-size-complex="10pt" style:font-style-complex="italic" style:font-weight-complex="bold"/>
    </style:style>
    <style:style style:name="T13" style:family="text">
      <style:text-properties fo:font-size="10pt" officeooo:rsid="001b7a21" style:font-size-asian="10pt" style:font-size-complex="10pt"/>
    </style:style>
    <style:style style:name="T14" style:family="text">
      <style:text-properties fo:font-size="10pt" officeooo:rsid="001ca703" style:font-size-asian="10pt" style:font-size-complex="10pt"/>
    </style:style>
    <style:style style:name="T15" style:family="text">
      <style:text-properties fo:font-size="10pt" fo:font-weight="bold" style:font-size-asian="10pt" style:font-weight-asian="bold" style:font-size-complex="10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Ş MAKİNESİNİ SÖZLEŞMENİN FESHİ İLE GERİ İSTEMENİN YOLU</text:p>
      <text:p text:style-name="P5">Mevcut durumda sadece alacağın tahsili için ödeme emri yollandı ve savcılığa, iş makinesinin durumunun ne olduğu konusunda başvuru yapıldı. Kira sözleşmesi halen yürürlükte. Önce sözleşme önemli sebep ile fesh edilerek iş makinesinin iadesi talep edilerek şirket üzerine iade için gidilebilir.</text:p>
      <text:p text:style-name="P2"><text:bookmark text:name="page3R_mcid1"/><text:span text:style-name="T1"><text:tab/>Kira sözleşmesinin önemli sebeplerle olağanüstü feshi TBK m.331’de</text:span><text:bookmark text:name="page3R_mcid15"/><text:span text:style-name="T1">1</text:span><text:bookmark text:name="page3R_mcid16"/><text:span text:style-name="T1"> düzenlenmiştir. Anılan maddeye göre;</text:span><text:bookmark text:name="page3R_mcid2"/><text:span text:style-name="T1"> </text:span></text:p>
      <text:p text:style-name="P2">“<text:span text:style-name="T2">Taraflardan her biri, kira ilişkisinin devamını kendisi için çekilmez hâle getiren önemli sebeplerin varlığı durumunda, sözleşmeyi</text:span><text:span text:style-name="T9"> </text:span><text:span text:style-name="T2">yasal</text:span><text:span text:style-name="T9"> </text:span><text:span text:style-name="T2">fesih bildirim süresine uyarak her</text:span><text:span text:style-name="T9"> </text:span><text:span text:style-name="T2">zaman feshedebilir</text:span><text:span text:style-name="T1">.</text:span></text:p>
      <text:p text:style-name="P3"><text:bookmark text:name="page12R_mcid4"/><text:span text:style-name="T1"><text:tab/>Taraflardan biri için</text:span> <text:span text:style-name="T1">kira ilişkisinin devamını çekilmez hale getiren önemli sebeplerin ortaya çıkması gerekir.</text:span> <text:span text:style-name="T1">(TBK m.331)</text:span> <text:span text:style-name="T1">Önemli sebeplerin varlığını</text:span> <text:span text:style-name="T1">hâkim</text:span> <text:span text:style-name="T1">MK</text:span> <text:span text:style-name="T1">m.4</text:span> <text:span text:style-name="T1">uyarınca</text:span> <text:span text:style-name="T1">dürüstlük</text:span> <text:span text:style-name="T1">kuralları</text:span> <text:span text:style-name="T1">ve</text:span> <text:span text:style-name="T1">hakkaniyet çerçevesinde değerlendiri</text:span><text:bookmark text:name="page12R_mcid33"/><text:bookmark text:name="page12R_mcid32"/><text:span text:style-name="T3">r</text:span><text:span text:style-name="T1">.</text:span></text:p>
      <text:p text:style-name="P3"><text:bookmark text:name="page24R_mcid3"/><text:span text:style-name="T1"><text:tab/>Kanun koyucu TBK m.331 hükmünde</text:span> <text:span text:style-name="T1">taraflardan her birinin, kira ilişkisinin devamını kendisi için çekilmez hâle getiren önemli sebeplerin varlığı durumunda, sözleşmeyi</text:span> <text:span text:style-name="T1">yasal fesih bildirim süresine uyarak her zaman</text:span> <text:span text:style-name="T1">feshedebileceğini düzenlemiştir</text:span></text:p>
      <text:p text:style-name="P3"><text:bookmark text:name="page24R_mcid5"/><text:span text:style-name="T1"><text:tab/>Önemli sebeplerle kira sözleşmesini feshetmek isteyen taraflardan biri, taşınmaz kiraları ile</text:span><text:span text:style-name="T4"> taşınır yapıya ilişkin kiralarda TBK m.</text:span><text:span text:style-name="T1">329’daki yasal fesih bildirim süresine (3 ay), </text:span><text:span text:style-name="T2">taşınır kiralarında ise TBK m.330’daki yasal fesih bildirim süresine (3 gün) uymak suretiyle fesih bildirimi yapabilir.</text:span></text:p>
      <text:p text:style-name="P3"><text:bookmark text:name="page27R_mcid0"/><text:span text:style-name="T2"><text:tab/>TBK</text:span><text:span text:style-name="T9"> </text:span><text:span text:style-name="T2">m.331</text:span><text:span text:style-name="T9"> </text:span><text:span text:style-name="T2">uyarınca</text:span><text:span text:style-name="T9"> </text:span><text:span text:style-name="T2">yapılan</text:span><text:span text:style-name="T9"> </text:span><text:span text:style-name="T2">fesih</text:span><text:span text:style-name="T9"> </text:span><text:span text:style-name="T2">bildirimi,</text:span><text:span text:style-name="T9"> </text:span><text:span text:style-name="T2">derhal</text:span><text:span text:style-name="T9"> </text:span><text:span text:style-name="T2">yapılır</text:span><text:span text:style-name="T9"> </text:span><text:span text:style-name="T2">ancak </text:span><text:span text:style-name="T1">etkisini (taşınmaz kiraları ile taşınır yapıya ilişkin kiralarda) karşı tarafa ulaşmasından 3 ay sonra gösterir</text:span><text:bookmark text:name="page27R_mcid15"/><text:bookmark text:name="page27R_mcid14"/><text:span text:style-name="T1">. </text:span><text:span text:style-name="T2">Taşınır kiralarında ise etkisini karşı tarafa ulaşmasından 3 gün sonra gösterir</text:span></text:p>
      <text:p text:style-name="P3"><text:bookmark text:name="page27R_mcid2"/><text:span text:style-name="T1"><text:tab/>BK m.331 hükmünde kira sözleşmesinin her zaman feshedilebileceği ifade edilse de,</text:span> <text:span text:style-name="T1">önemli sebep ortaya çıkınca dürüstlük kuralı kapsamında </text:span><text:span text:style-name="T2">uygun olan kısa sürede fesih yoluna başvurulması gerekir</text:span><text:span text:style-name="T1">, aksi halde </text:span><text:span text:style-name="T2">hem sözleşmenin devamını çekilmez kılan bir sebebin olduğunu iddia</text:span><text:span text:style-name="T1"> edip </text:span><text:span text:style-name="T2">hem de uzunca bir süre beklemek çelişkili davranış yasağı</text:span><text:span text:style-name="T1">na girer</text:span><text:bookmark text:name="page27R_mcid19"/><text:span text:style-name="T1">.</text:span></text:p>
      <text:p text:style-name="P3"><text:bookmark text:name="page33R_mcid3"/><text:span text:style-name="T1"><text:tab/>Kira sözleşmesi önemli sebeplerle feshedilmişse,</text:span> <text:span text:style-name="T1">taşınmaz kiraları ile taşınır yapıya ilişkin kiralarda fesih bildiriminin karşı tarafa ulaşmasından 3 ay sonra</text:span> <text:span text:style-name="T1">(TBK m. 329)</text:span> <text:span text:style-name="T2">taşınır kiralarında ise fesih bildiriminin karşı tarafa ulaşmasından 3 gün sonra</text:span><text:span text:style-name="T9"> </text:span><text:span text:style-name="T2">(TBK m. 330)</text:span><text:span text:style-name="T9"> </text:span><text:span text:style-name="T2">kira sözleşmesi sona erer</text:span></text:p>
      <text:p text:style-name="P3"><text:bookmark text:name="page33R_mcid4"/><text:span text:style-name="T2"><text:tab/>Kira</text:span><text:span text:style-name="T9"> </text:span><text:span text:style-name="T2">sözleşmesinin</text:span><text:span text:style-name="T9"> </text:span><text:span text:style-name="T2">sona</text:span><text:span text:style-name="T9"> </text:span><text:span text:style-name="T2">ermesi</text:span><text:span text:style-name="T9"> </text:span><text:span text:style-name="T2">ile</text:span><text:span text:style-name="T9"> </text:span><text:span text:style-name="T2">kiralananın</text:span><text:span text:style-name="T9"> </text:span><text:span text:style-name="T2">geri</text:span><text:span text:style-name="T9"> </text:span><text:span text:style-name="T2">verilmesi yükümlülüğü söz konusu olur</text:span><text:span text:style-name="T1">. </text:span><text:span text:style-name="T5">Kiralananın geri</text:span><text:span text:style-name="T10"> </text:span><text:span text:style-name="T5">verilmemesi halinde kiraya karşılık gelen</text:span><text:span text:style-name="T10"> </text:span><text:span text:style-name="T5">bir</text:span><text:span text:style-name="T10"> </text:span><text:span text:style-name="T5">tazminat</text:span><text:span text:style-name="T10"> </text:span><text:span text:style-name="T5">yükümlülüğü ortaya çıkar</text:span><text:span text:style-name="T10"> </text:span><text:span text:style-name="T5">ancak bu durum kiracılığın devamı anlamına gelmez</text:span><text:bookmark text:name="page33R_mcid14"/></text:p>
      <text:p text:style-name="P3"><text:bookmark text:name="page42R_mcid3"/><text:span text:style-name="T1"><text:tab/>Hâkimin</text:span> <text:span text:style-name="T1">belirleyeceği tazminatın içeriği parasal bir değer olmalıdır</text:span><text:bookmark text:name="page42R_mcid25"/><text:bookmark text:name="page42R_mcid24"/><text:span text:style-name="T1">. </text:span><text:span text:style-name="T2">Önemli sebeplerle kira sözleşmesinin sonlandırılması halinde kiraya verenin tazminat alacağı söz konusu olur ise,</text:span><text:span text:style-name="T9"> </text:span><text:span text:style-name="T2">bu alacak için hapis hakkı bulunmaz</text:span><text:bookmark text:name="page42R_mcid27"/><text:span text:style-name="T1">.</text:span></text:p>
      <text:p text:style-name="P8">Sonuç</text:p>
      <text:p text:style-name="P2"><text:bookmark text:name="page53R_mcid5"/><text:span text:style-name="T1">Kiracı veya kiraya verenin kira sözleşmesini </text:span><text:span text:style-name="T2">TBK m.331 uyarınca sonlandırabilmesi</text:span><text:span text:style-name="T9"> </text:span><text:span text:style-name="T2">için;</text:span></text:p>
      <text:p text:style-name="P2"><text:span text:style-name="T2"><text:tab/>bir</text:span><text:span text:style-name="T9"> </text:span><text:span text:style-name="T2">kira</text:span><text:span text:style-name="T9"> </text:span><text:span text:style-name="T2">sözleşmesinin</text:span><text:span text:style-name="T9"> </text:span><text:span text:style-name="T2">varlığı</text:span><text:span text:style-name="T1">,</text:span> <text:s/></text:p>
      <text:list xml:id="list656084973" text:style-name="L1">
        <text:list-item>
          <text:p text:style-name="P9"><text:span text:style-name="T13">ödeme emrine itiraz olmadı, </text:span><text:span text:style-name="T14">sözleşmeye itiraz edilemez</text:span></text:p>
        </text:list-item>
      </text:list>
      <text:p text:style-name="P6"><text:span text:style-name="T6"><text:tab/></text:span><text:span text:style-name="T7">kira</text:span><text:span text:style-name="T15"> </text:span><text:span text:style-name="T7">ilişkisini çekilmez hale getiren önemli sebeplerin olması</text:span><text:span text:style-name="T6"><text:tab/><text:tab/></text:span></text:p>
      <text:list xml:id="list111327822402343" text:continue-numbering="true" text:style-name="L1">
        <text:list-item>
          <text:p text:style-name="P11">sözleşmenin ilgili maddesine uyulmadı ve iş makinesi ortada yok</text:p>
        </text:list-item>
      </text:list>
      <text:p text:style-name="P2"><text:span text:style-name="T1"><text:tab/></text:span><text:span text:style-name="T2">ve fesih bildirimi</text:span></text:p>
      <text:list xml:id="list2261097782" text:style-name="L2">
        <text:list-item>
          <text:p text:style-name="P10"><text:span text:style-name="T8">- </text:span><text:span text:style-name="T11"><text:s/></text:span><text:span text:style-name="T12">bildirim y</text:span><text:span text:style-name="T11">apılacak</text:span></text:p>
        </text:list-item>
      </text:list>
      <text:p text:style-name="P4"><text:tab/><text:span text:style-name="T1">aranır. Sözleşme, taşınmaz kiraları ile taşınır yapıya ilişkin kiralarda fesih</text:span><text:line-break/><text:span text:style-name="T1">bildiriminin karşı tarafa ulaşmasından 3 ay sonra (TBK m. 329)</text:span> <text:span text:style-name="T2">taşınır kiralarında ise fesih bildiriminin karşı tarafa ulaşmasından 3</text:span><text:span text:style-name="T9"> </text:span><text:span text:style-name="T2">gün sonra</text:span><text:span text:style-name="T1"> (TBK m. 330) </text:span><text:span text:style-name="T2">sona erer</text:span><text:span text:style-name="T1">. Fesih hakkının kullanılması bakımından fesih dönemi şartı söz konusu olmayıp, sadece fesih bildirim süresine uyularak sözleşme sona erdirilebilir</text:span></text:p>
      <text:p text:style-name="P3"><text:bookmark text:name="page55R_mcid2"/><text:span text:style-name="T2">Kiraya verenin, feshin şartları oluşmamasına rağmen</text:span><text:span text:style-name="T9"> </text:span><text:span text:style-name="T2">sözleşmeyi haksız feshetmesi halinde</text:span><text:span text:style-name="T9"> </text:span><text:span text:style-name="T2">kira sözleşmesi</text:span><text:span text:style-name="T9"> </text:span><text:span text:style-name="T2">sonlanmayacağından kiracı,</text:span><text:span text:style-name="T9"> </text:span><text:span text:style-name="T2">kiralananı kullanmaya devam edebili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writing-mode="lr-tb"/>
      <style:text-properties style:font-name="serif" officeooo:paragraph-rsid="001b7a2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ttps://dergipark.org.tr/tr/download/article-file/695557</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11T08:48:13.690968716</dc:date>
    <meta:editing-duration>PT26M42S</meta:editing-duration>
    <meta:editing-cycles>5</meta:editing-cycles>
    <meta:generator>LibreOffice/7.3.7.2$Linux_X86_64 LibreOffice_project/30$Build-2</meta:generator>
    <meta:document-statistic meta:table-count="0" meta:image-count="0" meta:object-count="0" meta:page-count="1" meta:paragraph-count="23" meta:word-count="487" meta:character-count="3753" meta:non-whitespace-character-count="3272"/>
  </office:meta>
</office:document-meta>
</file>